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f6fc2"/>
    </style:style>
    <style:style style:name="P2" style:family="paragraph" style:parent-style-name="Standard">
      <style:text-properties officeooo:rsid="001a84bd" officeooo:paragraph-rsid="001f6fc2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24d3fb"/>
    </style:style>
    <style:style style:name="P5" style:family="paragraph" style:parent-style-name="Standard">
      <style:text-properties officeooo:paragraph-rsid="0021313e"/>
    </style:style>
    <style:style style:name="P6" style:family="paragraph" style:parent-style-name="Standard">
      <style:text-properties officeooo:paragraph-rsid="001e1f26"/>
    </style:style>
    <style:style style:name="P7" style:family="paragraph" style:parent-style-name="Standard">
      <style:text-properties officeooo:paragraph-rsid="001f6fc2"/>
    </style:style>
    <style:style style:name="P8" style:family="paragraph" style:parent-style-name="Standard">
      <style:text-properties officeooo:paragraph-rsid="0024d3fb"/>
    </style:style>
    <style:style style:name="P9" style:family="paragraph" style:parent-style-name="Standard">
      <style:text-properties officeooo:rsid="002c673e" officeooo:paragraph-rsid="002c673e"/>
    </style:style>
    <style:style style:name="P10" style:family="paragraph" style:parent-style-name="Standard">
      <style:text-properties officeooo:paragraph-rsid="002c673e"/>
    </style:style>
    <style:style style:name="T1" style:family="text">
      <style:text-properties officeooo:rsid="001be0f8"/>
    </style:style>
    <style:style style:name="T2" style:family="text">
      <style:text-properties officeooo:rsid="001e9c6c"/>
    </style:style>
    <style:style style:name="T3" style:family="text">
      <style:text-properties officeooo:rsid="001f6fc2"/>
    </style:style>
    <style:style style:name="T4" style:family="text">
      <style:text-properties officeooo:rsid="0021313e"/>
    </style:style>
    <style:style style:name="T5" style:family="text">
      <style:text-properties fo:color="#595959" fo:font-size="10pt" fo:font-style="italic" officeooo:rsid="0021313e" style:font-size-asian="10pt" style:font-style-asian="italic" style:font-size-complex="10pt"/>
    </style:style>
    <style:style style:name="T6" style:family="text"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8" style:family="text">
      <style:text-properties officeooo:rsid="00234f53"/>
    </style:style>
    <style:style style:name="T9" style:family="text">
      <style:text-properties officeooo:rsid="001e1f26"/>
    </style:style>
    <style:style style:name="T10" style:family="text">
      <style:text-properties officeooo:rsid="00293377"/>
    </style:style>
    <style:style style:name="T11" style:family="text">
      <style:text-properties officeooo:rsid="002eaf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3">rappel demande de photos, images</text:span></text:p>
      <text:p text:style-name="P1">- <text:span text:style-name="T10">cohérence graphique av nouveau poster</text:span></text:p>
      <text:p text:style-name="P1"/>
      <text:p text:style-name="P1"/>
      <text:p text:style-name="P8"/>
      <text:p text:style-name="P8"/>
      <text:p text:style-name="P8"/>
      <text:p text:style-name="P8">- <text:span text:style-name="T2">lister et afficher le comité d'organisation ainsi que le comité scientifique ?</text:span></text:p>
      <text:p text:style-name="P8"/>
      <text:p text:style-name="P8"/>
      <text:p text:style-name="P8">- <text:span text:style-name="T4">faire figurer client (CS) dans liste des intervenants car introduit journée ?</text:span></text:p>
      <text:p text:style-name="P8"/>
      <text:p text:style-name="P8">- <text:span text:style-name="T4">précisions sur détails des intervenants : q description noter :</text:span></text:p>
      <text:p text:style-name="P8"><text:span text:style-name="T4">ex jean-Denis Vigne : </text:span><text:span text:style-name="T5">CNRS – Muséum National d’Histoire Naturelle, Paris et </text:span><text:span text:style-name="T6">Laboratoire Archéozoologie, Archéobotanique : Sociétés, Pratiques et Environnements, UMR 7209</text:span></text:p>
      <text:p text:style-name="P4"><text:span text:style-name="T7">MNHN, Paris, France</text:span></text:p>
      <text:p text:style-name="P8"/>
      <text:p text:style-name="P8"/>
      <text:p text:style-name="P9">RDV : </text:p>
      <text:p text:style-name="P9"/>
      <text:p text:style-name="P8">- <text:span text:style-name="T8">lien ou page contact</text:span></text:p>
      <text:p text:style-name="P10">-<text:span text:style-name="T2"> afficher les comités scientif et orga dans une pages ou sur la première page ?</text:span></text:p>
      <text:p text:style-name="P1"/>
      <text:p text:style-name="P1"/>
      <text:p text:style-name="P1">- <text:span text:style-name="T11">contact : ajout, liens, page, ds menu ?</text:span></text:p>
      <text:p text:style-name="P1"/>
      <text:p text:style-name="P1"/>
      <text:p text:style-name="P1"/>
      <text:p text:style-name="P2">- photos des intervenants</text:p>
      <text:p text:style-name="Standard">- <text:span text:style-name="T1">PDF programme</text:span></text:p>
      <text:p text:style-name="Standard"/>
      <text:p text:style-name="Standard"/>
      <text:p text:style-name="P6"><text:span text:style-name="T9">- analyse existant pr voir en eng</text:span></text:p>
      <text:p text:style-name="P6"/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5:27:07.485280749</meta:creation-date>
    <dc:date>2016-02-18T12:00:26.269899761</dc:date>
    <meta:editing-duration>PT6H33M39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19" meta:character-count="707" meta:non-whitespace-character-count="600"/>
  </office:meta>
</office:document-meta>
</file>